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188cm" fo:margin-left="0cm" fo:margin-right="1.512cm" table:align="margins"/>
    </style:style>
    <style:style style:name="Tableau1.A" style:family="table-column">
      <style:table-column-properties style:column-width="24.188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P2" style:family="paragraph" style:parent-style-name="Standard">
      <style:text-properties fo:color="#000000" style:font-name="Courier New" fo:font-size="7pt" fo:background-color="transparent" style:font-size-asian="7pt" style:font-size-complex="7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P5" style:family="paragraph" style:parent-style-name="Table_20_Contents">
      <style:text-properties fo:color="#000000" style:font-name="Courier New" fo:font-size="12pt" fo:background-color="transparen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background-color="#ff9999"/>
    </style:style>
    <style:style style:name="T3" style:family="text">
      <style:text-properties fo:background-color="#ffff66"/>
    </style:style>
    <style:style style:name="T4" style:family="text">
      <style:text-properties fo:background-color="#ffcc00"/>
    </style:style>
    <style:style style:name="T5" style:family="text">
      <style:text-properties fo:background-color="#ff66cc"/>
    </style:style>
    <style:style style:name="T6" style:family="text">
      <style:text-properties fo:background-color="#ff99ff"/>
    </style:style>
    <style:style style:name="T7" style:family="text">
      <style:text-properties fo:background-color="#cc66ff"/>
    </style:style>
    <style:style style:name="T8" style:family="text">
      <style:text-properties fo:background-color="#9999ff"/>
    </style:style>
    <style:style style:name="T9" style:family="text">
      <style:text-properties fo:background-color="#99ffff"/>
    </style:style>
    <style:style style:name="T10" style:family="text">
      <style:text-properties fo:font-variant="normal" fo:text-transform="none" fo:color="#dcddde" style:font-name="Whitney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">FF00</text:span> E018 E118 E118 E118 E118 E118 E118 E118 E118 E118 E118 E118 E118 E118 E118 E118 E118 E118 E118 E118 E118 E118 E118 E118 E118 E118 E118 E118 E118 E218 <text:span text:style-name="T1">FF00</text:span> <text:span text:style-name="T1">FF00</text:span> F018 E518 F518 E618 E718 E818 E918 E918 EB18 EC18 EC18 EC18 EC18 EC18 EC18 EC18 EC18 EC18 EC18 EC18 EC18 EC18 EC18 EC18 EC18 EC18 EC18 EC18 EB58 F218 <text:span text:style-name="T1">FF00</text:span> <text:span text:style-name="T1">FF00</text:span> F098 E918 E818 F718 F518 F618 F718 F718 F398 F498 F498 F498 F498 F498 F498 F498 F498 F498 F498 F498 F498 F498 F498 F498 F498 F498 F498 F498 F3D8 F298 <text:span text:style-name="T1">FF00</text:span> <text:span text:style-name="T1">FF00</text:span> F018 F518 E618 E718 E518 E618 E718 E718 E398 E498 E498 E498 E498 E498 E498 E498 E498 E498 E498 E498 E498 E498 E498 E498 E498 E498 E498 E498 E3D8 F218 <text:span text:style-name="T1">FF00</text:span> <text:span text:style-name="T1">FF00</text:span> F098 F518 F618 F718 F518 F618 F718 E718 E618 E718 E818 E918 EA18 E518 E618 E718 E818 E918 EA18 E518 E618 E718 E818 E518 E618 E718 E818 E918 EA18 F298 <text:span text:style-name="T1">FF00</text:span> <text:span text:style-name="T1">FF00</text:span> F018 E918 E618 E718 E518 E618 E718 F718 F518 F618 F618 F718 F518 F618 F718 F518 F718 F718 F518 F618 F618 F718 F518 F618 F618 F718 F518 F718 F518 F218 <text:span text:style-name="T1">FF00</text:span> <text:span text:style-name="T1">FF00</text:span> F098 F518 F618 F718 F518 F618 F718 F518 F618 F718 F518 F618 F718 F518 F618 F718 F518 F618 F718 F518 F618 F718 F518 F518 F618 F718 F518 F618 F718 F298 <text:span text:style-name="T1">FF00</text:span> <text:span text:style-name="T1">FF00</text:span> F018 E918 E618 E718 E518 E618 E718 E918 E618 E718 E518 E618 E718 E918 E618 E718 E518 E618 E718 E918 E618 E718 E518 E918 E618 E718 E518 E618 E718 F218 <text:span text:style-name="T1">FF00</text:span> <text:span text:style-name="T1">FF00</text:span> F098 E518 E618 E718 E818 E918 EA18 E518 E618 E718 E818 E918 EA18 E518 E618 E718 E818 E918 EA18 E518 E618 E718 E818 E518 E618 E718 E818 E918 EA18 F298 <text:span text:style-name="T1">FF00</text:span> <text:span text:style-name="T1">FF00</text:span> E098 E198 E198 E198 E198 E198 E198 E198 E198 E198 E198 E198 E198 E198 E198 E198 E198 E198 E198 E198 E198 E198 E198 E198 E198 E198 E198 E198 E198 E298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657C 647C 637C 627C 617C 607C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2020 2120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757C 747C 737C 727C 717C 707C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3020 3120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857C 847C 837C 827C 817C 807C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957C 947C 937C 927C 917C 907C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6B7C 6A7C 697C 687C 677C 667C <text:span text:style-name="T1">FF00</text:span> <text:span text:style-name="T3">D720 C520 C3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6">C620 C320 D1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1">FF00</text:span> <text:span text:style-name="T1">FF00</text:span> <text:span text:style-name="T1">FF00</text:span> 7B7C 7A7C 797C 787C 777C 767C <text:span text:style-name="T1">FF00</text:span> <text:span text:style-name="T4">C620 C720 C8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7">C020 CB20 CD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1">FF00</text:span> <text:span text:style-name="T1">FF00</text:span> <text:span text:style-name="T1">FF00</text:span> 8B7C 8A7C 897C 887C 877C 867C <text:span text:style-name="T1">FF00</text:span> <text:span text:style-name="T2">C920 D420 CA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8">D120 D220 D3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1">FF00</text:span> <text:span text:style-name="T1">FF00</text:span> <text:span text:style-name="T1">FF00</text:span> 9B7C 9A7C 997C 987C 977C 967C <text:span text:style-name="T1">FF00</text:span> <text:span text:style-name="T5">CC20 CD20 C020</text:span> <text:span text:style-name="T1">FF00</text:span> <text:span text:style-name="T1">FF00</text:span> <text:span text:style-name="T1">FF00</text:span> <text:span text:style-name="T1">FF00</text:span> D720 D720 <text:span text:style-name="T1">FF00</text:span> <text:span text:style-name="T1">FF00</text:span> <text:span text:style-name="T9">CB20 D520 D620</text:span> <text:span text:style-name="T1">FF00</text:span> <text:span text:style-name="T1">FF00</text:span> <text:span text:style-name="T1">FF00</text:span> <text:span text:style-name="T1">FF00</text:span> D520 D620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text:span text:style-name="T1">FF00</text:span> </text:p>
          </table:table-cell>
        </table:table-row>
      </table:table>
      <text:p text:style-name="Standard"/>
      <text:p text:style-name="Standard">Offset=$2374F8 </text:p>
      <text:p text:style-name="Standard"/>
      <text:p text:style-name="Standard">Starts at C0</text:p>
      <text:p text:style-name="P3"/>
      <text:p text:style-name="P5"><text:span text:style-name="T3">MHP</text:span></text:p>
      <text:p text:style-name="P5"><text:span text:style-name="T4">STR</text:span></text:p>
      <text:p text:style-name="P5"><text:span text:style-name="T2">MAG</text:span></text:p>
      <text:p text:style-name="P5"><text:span text:style-name="T5">SKL</text:span></text:p>
      <text:p text:style-name="P5"><text:span text:style-name="T5"/></text:p>
      <text:p text:style-name="P5"><text:span text:style-name="T6">SPD</text:span></text:p>
      <text:p text:style-name="P5"><text:span text:style-name="T7">LCK</text:span></text:p>
      <text:p text:style-name="P5"><text:span text:style-name="T8">DEF</text:span></text:p>
      <text:p text:style-name="P5"><text:span text:style-name="T9">CON</text:span></text:p>
      <text:p text:style-name="Standard"/>
      <text:p text:style-name="Standard"/>
      <text:p text:style-name="Standard"/>
      <text:p text:style-name="Standard">D7 = empty</text:p>
      <text:p text:style-name="Standard"/>
      <text:p text:style-name="Standard">C0<text:tab/>C?<text:tab/>C?<text:tab/>C3<text:tab/>??<text:tab/>C5<text:tab/>C6<text:tab/>C7</text:p>
      <text:p text:style-name="Standard">C8<text:tab/>C9<text:tab/>CA<text:tab/>CB<text:tab/>CC<text:tab/>CD<text:tab/>C?<text:tab/>–</text:p>
      <text:p text:style-name="Standard">??<text:tab/>D1<text:tab/>D2<text:tab/>D3<text:tab/>D4<text:tab/>D5<text:tab/>D6<text:tab/>D7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05-29T04:03:25.27</dc:date>
    <dc:creator>Miacis Miacidae</dc:creator>
    <meta:editing-duration>PT7H14M7S</meta:editing-duration>
    <meta:editing-cycles>19</meta:editing-cycles>
    <meta:generator>OpenOffice/4.1.7$Win32 OpenOffice.org_project/417m1$Build-9800</meta:generator>
    <meta:document-statistic meta:table-count="1" meta:image-count="0" meta:object-count="0" meta:page-count="1" meta:paragraph-count="15" meta:word-count="679" meta:character-count="3329"/>
  </office:meta>
</office:document-meta>
</file>